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f10" officeooo:paragraph-rsid="00033f10"/>
    </style:style>
    <style:style style:name="P2" style:family="paragraph" style:parent-style-name="Standard">
      <style:text-properties officeooo:paragraph-rsid="00033f10"/>
    </style:style>
    <style:style style:name="P3" style:family="paragraph" style:parent-style-name="Standard">
      <style:text-properties fo:color="#355269" loext:opacity="100%" fo:font-weight="bold" officeooo:paragraph-rsid="00033f10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040534" officeooo:paragraph-rsid="00040534" style:font-weight-asian="normal" style:font-weight-complex="normal"/>
    </style:style>
    <style:style style:name="P5" style:family="paragraph" style:parent-style-name="Standard">
      <style:text-properties fo:color="#000000" loext:opacity="100%" fo:font-style="normal" fo:font-weight="normal" officeooo:rsid="00040534" officeooo:paragraph-rsid="0004053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paragraph-rsid="00040534"/>
    </style:style>
    <style:style style:name="P7" style:family="paragraph" style:parent-style-name="Standard">
      <style:text-properties officeooo:rsid="00040534" officeooo:paragraph-rsid="00040534"/>
    </style:style>
    <style:style style:name="P8" style:family="paragraph" style:parent-style-name="Standard">
      <style:text-properties officeooo:paragraph-rsid="00033f10" fo:background-color="#ffff00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size="21pt" officeooo:rsid="00033f10" style:font-size-asian="18.3500003814697pt" style:font-size-complex="21pt"/>
    </style:style>
    <style:style style:name="T3" style:family="text">
      <style:text-properties fo:font-size="21pt" officeooo:rsid="00033f10" fo:background-color="#ffff00" loext:char-shading-value="0" style:font-size-asian="18.3500003814697pt" style:font-size-complex="21pt"/>
    </style:style>
    <style:style style:name="T4" style:family="text">
      <style:text-properties fo:font-size="21pt" officeooo:rsid="00033f10" fo:background-color="#ffff00" loext:char-shading-value="0" style:font-size-asian="18.3500003814697pt" style:font-size-complex="21pt"/>
    </style:style>
    <style:style style:name="T5" style:family="text">
      <style:text-properties fo:color="#b47804" loext:opacity="100%" fo:font-size="28pt" fo:font-style="italic" fo:font-weight="bold" style:font-size-asian="24.5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000000" loext:opacity="100%" fo:font-size="21pt" fo:font-style="normal" fo:font-weight="normal" style:font-size-asian="18.3500003814697pt" style:font-style-asian="normal" style:font-weight-asian="normal" style:font-size-complex="21pt" style:font-style-complex="normal" style:font-weight-complex="normal"/>
    </style:style>
    <style:style style:name="T7" style:family="text">
      <style:text-properties fo:color="#000000" loext:opacity="100%" fo:font-size="21pt" fo:font-style="normal" fo:font-weight="normal" officeooo:rsid="00040534" style:font-size-asian="18.3500003814697pt" style:font-style-asian="normal" style:font-weight-asian="normal" style:font-size-complex="21pt" style:font-style-complex="normal" style:font-weight-complex="normal"/>
    </style:style>
    <style:style style:name="T8" style:family="text">
      <style:text-properties fo:color="#000000" loext:opacity="100%" fo:font-size="21pt" fo:font-style="normal" fo:font-weight="normal" officeooo:rsid="0004e48c" style:font-size-asian="18.3500003814697pt" style:font-style-asian="normal" style:font-weight-asian="normal" style:font-size-complex="21pt" style:font-style-complex="normal" style:font-weight-complex="normal"/>
    </style:style>
    <style:style style:name="T9" style:family="text">
      <style:text-properties fo:color="#000000" loext:opacity="100%" fo:font-size="21pt" fo:font-style="normal" fo:font-weight="normal" officeooo:rsid="0004e48c" style:font-size-asian="18.3500003814697pt" style:font-style-asian="normal" style:font-weight-asian="normal" style:font-size-complex="21pt" style:font-style-complex="normal" style:font-weight-complex="normal"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-4-24</text:p>
      <text:p text:style-name="P1"><text:s text:c="33"/><text:span text:style-name="T1">PROGRAMACION III</text:span></text:p>
      <text:p text:style-name="P1"><text:span text:style-name="T1"/></text:p>
      <text:p text:style-name="P2"><text:span text:style-name="T2">1) SALUDO PERSONALIZADO </text:span></text:p>
      <text:p text:style-name="P2"><text:span text:style-name="T2">escribir un programa que solicite al usuario su nombre y luego imprima un saludo personalizado</text:span></text:p>
      <text:p text:style-name="P2"><text:span text:style-name="T2"/></text:p>
      <text:p text:style-name="P8"><text:span text:style-name="T2">nombre = input("Por favor, ingresa tu nombre: ")</text:span></text:p>
      <text:p text:style-name="P8"/>
      <text:p text:style-name="P2"><text:span text:style-name="T4">print("¡Hola,", nombre + "! Bienvenido."</text:span><text:span text:style-name="T2">)</text:span></text:p>
      <text:p text:style-name="P2"/>
      <text:p text:style-name="P1"><text:span text:style-name="T2"/></text:p>
      <text:p text:style-name="P2"><text:span text:style-name="T2">2) </text:span><text:span text:style-name="T1">escribir un programa que solicite al usuario dos numeros y realice las operaciones suma, resta, multiplicacion y division</text:span></text:p>
      <text:p text:style-name="P2"><text:span text:style-name="T1"/></text:p>
      <text:p text:style-name="P8"><text:span text:style-name="T1">numero1 = float(input("Ingrese el primer número: "))</text:span></text:p>
      <text:p text:style-name="P8"><text:span text:style-name="T1">numero2 = float(input("Ingrese el segundo número: "))</text:span></text:p>
      <text:p text:style-name="P8"><text:span text:style-name="T1"/></text:p>
      <text:p text:style-name="P8"><text:span text:style-name="T1">suma = numero1 + numero2</text:span></text:p>
      <text:p text:style-name="P8"><text:span text:style-name="T1">resta = numero1 - numero2</text:span></text:p>
      <text:p text:style-name="P8"><text:span text:style-name="T1">multiplicacion = numero1 * numero2</text:span></text:p>
      <text:p text:style-name="P8"><text:span text:style-name="T1"/></text:p>
      <text:p text:style-name="P8"><text:span text:style-name="T1">if numero2 != 0:</text:span></text:p>
      <text:p text:style-name="P8"><text:span text:style-name="T1"><text:s text:c="4"/>division = numero1 / numero2</text:span></text:p>
      <text:p text:style-name="P8"><text:span text:style-name="T1">else:</text:span></text:p>
      <text:p text:style-name="P8"><text:span text:style-name="T1"><text:s text:c="4"/>division = "No es posible dividir entre cero"</text:span></text:p>
      <text:p text:style-name="P8"><text:span text:style-name="T1"/></text:p>
      <text:p text:style-name="P8"><text:span text:style-name="T1">print("Suma:", suma)</text:span></text:p>
      <text:p text:style-name="P8"><text:span text:style-name="T1">print("Resta:", resta)</text:span></text:p>
      <text:p text:style-name="P8"><text:span text:style-name="T1">print("Multiplicación:", multiplicacion)</text:span></text:p>
      <text:p text:style-name="P8"><text:soft-page-break/><text:span text:style-name="T1">print("División:", division)</text:span></text:p>
      <text:p text:style-name="P2"><text:span text:style-name="T2"/></text:p>
      <text:p text:style-name="P2"><text:span text:style-name="T2">3) </text:span><text:span text:style-name="T1">crear un programa que solicite al usuario el precio original de un producto y el porcentaje de descuento y luego calcule el precio final despues del descuento</text:span></text:p>
      <text:p text:style-name="P2"><text:span text:style-name="T1"/></text:p>
      <text:p text:style-name="P8"><text:span text:style-name="T1">precio_original = float(input("Ingrese el precio original del producto: "))</text:span></text:p>
      <text:p text:style-name="P8"><text:span text:style-name="T1">porcentaje_descuento = float(input("Ingrese el porcentaje de descuento (%): "))</text:span></text:p>
      <text:p text:style-name="P8"><text:span text:style-name="T1"/></text:p>
      <text:p text:style-name="P8"><text:span text:style-name="T1">monto_descuento = precio_original * (porcentaje_descuento / 100)</text:span></text:p>
      <text:p text:style-name="P8"><text:span text:style-name="T1"/></text:p>
      <text:p text:style-name="P8"><text:span text:style-name="T1">precio_final = precio_original - monto_descuento</text:span></text:p>
      <text:p text:style-name="P8"><text:span text:style-name="T1"/></text:p>
      <text:p text:style-name="P8"><text:span text:style-name="T1">print("El precio final del producto después del descuento es:", precio_final)</text:span></text:p>
      <text:p text:style-name="P2"><text:span text:style-name="T1"/></text:p>
      <text:p text:style-name="P2"><text:span text:style-name="T2"/></text:p>
      <text:p text:style-name="P3"><text:span text:style-name="T2">respuesta= input("queres continuar? (s/n) ")</text:span></text:p>
      <text:p text:style-name="P3"><text:span text:style-name="T2">if respuesta.lower () == "s":</text:span></text:p>
      <text:p text:style-name="P3"><text:span text:style-name="T2"><text:s text:c="4"/>print ("continuando...")</text:span></text:p>
      <text:p text:style-name="P3"><text:span text:style-name="T2"><text:s text:c="4"/></text:span></text:p>
      <text:p text:style-name="P3"><text:span text:style-name="T2">else:</text:span></text:p>
      <text:p text:style-name="P3"><text:span text:style-name="T2"><text:s text:c="4"/>print("saliendo")</text:span></text:p>
      <text:p text:style-name="P3"><text:span text:style-name="T2"/></text:p>
      <text:p text:style-name="P4"><text:span text:style-name="T2">1- </text:span><text:span text:style-name="T1">que se imprime al ingresar “n”</text:span></text:p>
      <text:p text:style-name="P4"><text:span text:style-name="T1">2- que es “.lower”?</text:span></text:p>
      <text:p text:style-name="P4"><text:span text:style-name="T1">3- que hace if/else?</text:span></text:p>
      <text:p text:style-name="P4"><text:soft-page-break/><text:span text:style-name="T1"/></text:p>
      <text:p text:style-name="P4"><text:span text:style-name="T1"><text:s text:c="29"/></text:span><text:span text:style-name="T5">Respuestas</text:span></text:p>
      <text:p text:style-name="P5"><text:span text:style-name="T1">1- lo que se imprime en pantalla al ingresar “n” es “saliendo”</text:span></text:p>
      <text:p text:style-name="P6"><text:span text:style-name="T7">2- “.lower” </text:span><text:span text:style-name="T1">es un método en Python que se utiliza en cadenas de texto para convertir todos los caracteres a minúsculas </text:span></text:p>
      <text:p text:style-name="P7"><text:span text:style-name="T6">3- “</text:span><text:span text:style-name="T8">if” permite ejecutar un bloque de codigo si una condicion es verdadera </text:span></text:p>
      <text:p text:style-name="P7"><text:span text:style-name="T8"/></text:p>
      <text:p text:style-name="P6"><text:span text:style-name="T8"><text:s text:c="4"/>“else” Permite ejecutar un bloque de código si la condición del “if” <text:s/>es falsa 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8:48:45.453000000</meta:creation-date>
    <dc:date>2024-04-19T20:30:59.121000000</dc:date>
    <meta:editing-duration>PT20M53S</meta:editing-duration>
    <meta:editing-cycles>1</meta:editing-cycles>
    <meta:document-statistic meta:table-count="0" meta:image-count="0" meta:object-count="0" meta:page-count="3" meta:paragraph-count="40" meta:word-count="266" meta:character-count="1872" meta:non-whitespace-character-count="1554"/>
    <meta:generator>LibreOffice/24.2.2.2$Windows_X86_64 LibreOffice_project/d56cc158d8a96260b836f100ef4b4ef25d6f1a01</meta:generator>
  </office:meta>
</office:document-meta>
</file>